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63cm"/>
    </style:style>
    <style:style style:name="gr36" style:family="graphic" style:parent-style-name="objectwithoutfill">
      <style:graphic-properties draw:marker-end="" draw:marker-end-width="0.3cm" draw:fill="none" draw:textarea-vertical-align="middle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3cm"/>
    </style:style>
    <style:style style:name="gr39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71cm" fo:min-width="1.9cm"/>
    </style:style>
    <style:style style:name="gr41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5cm" fo:min-width="9.5cm"/>
    </style:style>
    <style:style style:name="gr44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5cm"/>
    </style:style>
    <style:style style:name="gr45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6.5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1.1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346cm" fo:min-width="0.9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0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93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language="en" fo:country="US"/>
    </style:style>
    <style:style style:name="P3" style:family="paragraph">
      <loext:graphic-properties draw:fill="solid" draw:fill-color="#ffcc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" style:family="paragraph">
      <loext:graphic-properties draw:fill="solid" draw:fill-color="#99ff66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Mono1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Liberation Mono1" fo:language="en" fo:country="US"/>
    </style:style>
    <style:style style:name="P11" style:family="paragraph">
      <loext:graphic-properties draw:fill="none" draw:fill-color="#ffffff"/>
      <style:text-properties style:font-name="Liberation Mono1" fo:font-size="9pt" fo:language="en" fo:country="US" style:font-size-asian="9pt" style:font-size-complex="9pt"/>
    </style:style>
    <style:style style:name="P12" style:family="paragraph">
      <loext:graphic-properties draw:fill="none" draw:fill-color="#ffffff"/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hatch" draw:fill-hatch-name="Black_20_45_20_Degrees" draw:fill-hatch-solid="false"/>
      <style:paragraph-properties fo:text-align="center"/>
    </style:style>
    <style:style style:name="P23" style:family="paragraph">
      <loext:graphic-properties draw:fill="hatch" draw:fill-hatch-name="Red_20_Crossed_20_0_20_Degrees" draw:fill-hatch-solid="false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3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3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6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7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6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7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8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8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9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10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7.325cm" svg:y1="18.148cm" svg:x2="7.325cm" svg:y2="19.616cm">
          <text:p/>
        </draw:line>
        <draw:frame draw:style-name="gr18" draw:text-style-name="P9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11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11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10" draw:layer="layout" svg:x1="9.949cm" svg:y1="19.616cm" svg:x2="9.949cm" svg:y2="18.895cm">
          <text:p/>
        </draw:line>
        <draw:line draw:style-name="gr20" draw:text-style-name="P10" draw:layer="layout" svg:x1="7.325cm" svg:y1="18.895cm" svg:x2="12.733cm" svg:y2="18.895cm">
          <text:p/>
        </draw:line>
        <draw:frame draw:style-name="gr21" draw:text-style-name="P12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3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5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3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5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3.008cm" svg:y="25.129cm">
          <draw:text-box>
            <text:p><text:span text:style-name="T9">Thread 0</text:span></text:p>
          </draw:text-box>
        </draw:frame>
        <draw:custom-shape draw:style-name="gr28" draw:text-style-name="P3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4.991cm" svg:y="25.129cm">
          <draw:text-box>
            <text:p><text:span text:style-name="T9">Thread 1</text:span></text:p>
          </draw:text-box>
        </draw:frame>
        <draw:custom-shape draw:style-name="gr29" draw:text-style-name="P3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7.195cm" svg:y="25.129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  <draw:page draw:name="page2" draw:style-name="dp1" draw:master-page-name="Default">
        <draw:line draw:style-name="gr17" draw:text-style-name="P18" draw:layer="layout" svg:x1="4.804cm" svg:y1="2.29cm" svg:x2="7.206cm" svg:y2="2.29cm">
          <text:p/>
        </draw:line>
        <draw:line draw:style-name="gr17" draw:text-style-name="P18" draw:layer="layout" svg:x1="8.125cm" svg:y1="2.29cm" svg:x2="10.377cm" svg:y2="2.29cm">
          <text:p/>
        </draw:line>
        <draw:line draw:style-name="gr17" draw:text-style-name="P18" draw:layer="layout" svg:x1="4.804cm" svg:y1="2.29cm" svg:x2="4.804cm" svg:y2="5.746cm">
          <text:p/>
        </draw:line>
        <draw:line draw:style-name="gr17" draw:text-style-name="P18" draw:layer="layout" svg:x1="4.788cm" svg:y1="5.736cm" svg:x2="7.115cm" svg:y2="5.736cm">
          <text:p/>
        </draw:line>
        <draw:line draw:style-name="gr17" draw:text-style-name="P18" draw:layer="layout" svg:x1="8.092cm" svg:y1="5.746cm" svg:x2="10.344cm" svg:y2="5.746cm">
          <text:p/>
        </draw:line>
        <draw:line draw:style-name="gr17" draw:text-style-name="P18" draw:layer="layout" svg:x1="10.36cm" svg:y1="2.29cm" svg:x2="10.36cm" svg:y2="5.746cm">
          <text:p/>
        </draw:line>
        <draw:line draw:style-name="gr17" draw:text-style-name="P18" draw:layer="layout" svg:x1="7.206cm" svg:y1="2.29cm" svg:x2="8.02cm" svg:y2="3.104cm">
          <text:p/>
        </draw:line>
        <draw:line draw:style-name="gr17" draw:text-style-name="P18" draw:layer="layout" svg:x1="7.083cm" svg:y1="5.737cm" svg:x2="7.897cm" svg:y2="6.551cm">
          <text:p/>
        </draw:line>
        <draw:custom-shape draw:style-name="gr31" draw:text-style-name="P18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4.804cm" svg:y1="4.018cm" svg:x2="6.333cm" svg:y2="4.018cm">
          <text:p/>
        </draw:line>
        <draw:line draw:style-name="gr17" draw:text-style-name="P18" draw:layer="layout" svg:x1="6.333cm" svg:y1="4.018cm" svg:x2="6.333cm" svg:y2="3.34cm">
          <text:p/>
        </draw:line>
        <draw:line draw:style-name="gr17" draw:text-style-name="P18" draw:layer="layout" svg:x1="6.333cm" svg:y1="2.968cm" svg:x2="6.333cm" svg:y2="2.29cm">
          <text:p/>
        </draw:line>
        <draw:line draw:style-name="gr17" draw:text-style-name="P18" draw:layer="layout" svg:x1="6.333cm" svg:y1="2.968cm" svg:x2="6.639cm" svg:y2="3.274cm">
          <text:p/>
        </draw:line>
        <draw:line draw:style-name="gr17" draw:text-style-name="P18" draw:layer="layout" svg:x1="6.334cm" svg:y1="5.746cm" svg:x2="6.334cm" svg:y2="5.068cm">
          <text:p/>
        </draw:line>
        <draw:line draw:style-name="gr17" draw:text-style-name="P18" draw:layer="layout" svg:x1="6.334cm" svg:y1="4.696cm" svg:x2="6.334cm" svg:y2="4.018cm">
          <text:p/>
        </draw:line>
        <draw:line draw:style-name="gr17" draw:text-style-name="P18" draw:layer="layout" svg:x1="6.334cm" svg:y1="4.696cm" svg:x2="6.64cm" svg:y2="5.002cm">
          <text:p/>
        </draw:line>
        <draw:custom-shape draw:style-name="gr31" draw:text-style-name="P18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10.36cm" svg:y1="4.018cm" svg:x2="8.831cm" svg:y2="4.018cm">
          <text:p/>
        </draw:line>
        <draw:line draw:style-name="gr17" draw:text-style-name="P18" draw:layer="layout" svg:x1="8.831cm" svg:y1="4.018cm" svg:x2="8.831cm" svg:y2="3.34cm">
          <text:p/>
        </draw:line>
        <draw:line draw:style-name="gr17" draw:text-style-name="P18" draw:layer="layout" svg:x1="8.831cm" svg:y1="2.968cm" svg:x2="8.831cm" svg:y2="2.29cm">
          <text:p/>
        </draw:line>
        <draw:line draw:style-name="gr17" draw:text-style-name="P18" draw:layer="layout" svg:x1="8.831cm" svg:y1="2.968cm" svg:x2="8.525cm" svg:y2="3.274cm">
          <text:p/>
        </draw:line>
        <draw:line draw:style-name="gr17" draw:text-style-name="P18" draw:layer="layout" svg:x1="8.83cm" svg:y1="5.746cm" svg:x2="8.83cm" svg:y2="5.068cm">
          <text:p/>
        </draw:line>
        <draw:line draw:style-name="gr17" draw:text-style-name="P18" draw:layer="layout" svg:x1="8.83cm" svg:y1="4.696cm" svg:x2="8.83cm" svg:y2="4.018cm">
          <text:p/>
        </draw:line>
        <draw:line draw:style-name="gr17" draw:text-style-name="P18" draw:layer="layout" svg:x1="8.83cm" svg:y1="4.696cm" svg:x2="8.524cm" svg:y2="5.002cm">
          <text:p/>
        </draw:line>
        <draw:custom-shape draw:style-name="gr32" draw:text-style-name="P18" draw:layer="layout" svg:width="0.413cm" svg:height="0.413cm" svg:x="9.402cm" svg:y="2.46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19cm" svg:y="3.15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85cm" svg:y="4.1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02cm" svg:y="4.84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4" draw:text-style-name="P19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5" draw:text-style-name="P20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5" draw:text-style-name="P20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5" draw:text-style-name="P20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5" draw:text-style-name="P20" draw:layer="layout" svg:width="1.463cm" svg:height="0.607cm" svg:x="8.998cm" svg:y="5.068cm">
          <draw:text-box>
            <text:p><text:span text:style-name="T11">cond 4</text:span></text:p>
          </draw:text-box>
        </draw:frame>
        <draw:line draw:style-name="gr36" draw:text-style-name="P18" draw:layer="layout" svg:x1="4.5cm" svg:y1="10.8cm" svg:x2="15.3cm" svg:y2="10.8cm">
          <text:p/>
        </draw:line>
        <draw:line draw:style-name="gr36" draw:text-style-name="P18" draw:layer="layout" svg:x1="4.5cm" svg:y1="10.8cm" svg:x2="4.5cm" svg:y2="7.2cm">
          <text:p/>
        </draw:line>
        <draw:custom-shape draw:style-name="gr37" draw:text-style-name="P21" draw:layer="layout" svg:width="2cm" svg:height="1cm" svg:x="4.5cm" svg:y="9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5cm" svg:height="1cm" svg:x="6.5cm" svg:y="8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cm" svg:height="1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4cm" svg:height="0.96cm" svg:x="12.1cm" svg:y="9.82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cm" svg:y1="10.8cm" svg:x2="5.5cm" svg:y2="7.3cm">
          <text:p/>
        </draw:line>
        <draw:line draw:style-name="gr41" draw:text-style-name="P18" draw:layer="layout" svg:x1="6.5cm" svg:y1="10.8cm" svg:x2="6.5cm" svg:y2="7.3cm">
          <text:p/>
        </draw:line>
        <draw:line draw:style-name="gr41" draw:text-style-name="P18" draw:layer="layout" svg:x1="7.5cm" svg:y1="10.8cm" svg:x2="7.5cm" svg:y2="7.3cm">
          <text:p/>
        </draw:line>
        <draw:line draw:style-name="gr41" draw:text-style-name="P18" draw:layer="layout" svg:x1="8.5cm" svg:y1="10.8cm" svg:x2="8.5cm" svg:y2="7.3cm">
          <text:p/>
        </draw:line>
        <draw:line draw:style-name="gr41" draw:text-style-name="P18" draw:layer="layout" svg:x1="9.5cm" svg:y1="10.8cm" svg:x2="9.5cm" svg:y2="7.3cm">
          <text:p/>
        </draw:line>
        <draw:line draw:style-name="gr41" draw:text-style-name="P18" draw:layer="layout" svg:x1="10.5cm" svg:y1="10.8cm" svg:x2="10.5cm" svg:y2="7.3cm">
          <text:p/>
        </draw:line>
        <draw:line draw:style-name="gr41" draw:text-style-name="P18" draw:layer="layout" svg:x1="11.5cm" svg:y1="10.8cm" svg:x2="11.5cm" svg:y2="7.3cm">
          <text:p/>
        </draw:line>
        <draw:line draw:style-name="gr41" draw:text-style-name="P18" draw:layer="layout" svg:x1="12.5cm" svg:y1="10.8cm" svg:x2="12.5cm" svg:y2="7.3cm">
          <text:p/>
        </draw:line>
        <draw:line draw:style-name="gr41" draw:text-style-name="P18" draw:layer="layout" svg:x1="13.5cm" svg:y1="10.8cm" svg:x2="13.5cm" svg:y2="7.3cm">
          <text:p/>
        </draw:line>
        <draw:line draw:style-name="gr41" draw:text-style-name="P18" draw:layer="layout" svg:x1="14.5cm" svg:y1="10.8cm" svg:x2="14.5cm" svg:y2="7.3cm">
          <text:p/>
        </draw:line>
        <draw:frame draw:style-name="gr42" draw:text-style-name="P25" draw:layer="layout" svg:width="0.815cm" svg:height="0.829cm" svg:x="3.6cm" svg:y="10.1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1cm" svg:y="9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1cm" svg:y="7.9cm">
          <draw:text-box>
            <text:p text:style-name="P24"><text:span text:style-name="T12">C</text:span></text:p>
          </draw:text-box>
        </draw:frame>
        <draw:line draw:style-name="gr36" draw:text-style-name="P18" draw:layer="layout" svg:x1="4.501cm" svg:y1="17.3cm" svg:x2="15.301cm" svg:y2="17.3cm">
          <text:p/>
        </draw:line>
        <draw:line draw:style-name="gr36" draw:text-style-name="P18" draw:layer="layout" svg:x1="4.501cm" svg:y1="17.3cm" svg:x2="4.501cm" svg:y2="13.7cm">
          <text:p/>
        </draw:line>
        <draw:custom-shape draw:style-name="gr43" draw:text-style-name="P21" draw:layer="layout" svg:width="10cm" svg:height="1cm" svg:x="4.501cm" svg:y="16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5cm" svg:height="1cm" svg:x="4.501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7cm" svg:height="1cm" svg:x="7.501cm" svg:y="14.3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01cm" svg:y1="17.3cm" svg:x2="5.501cm" svg:y2="13.8cm">
          <text:p/>
        </draw:line>
        <draw:line draw:style-name="gr41" draw:text-style-name="P18" draw:layer="layout" svg:x1="6.501cm" svg:y1="17.3cm" svg:x2="6.501cm" svg:y2="13.8cm">
          <text:p/>
        </draw:line>
        <draw:line draw:style-name="gr41" draw:text-style-name="P18" draw:layer="layout" svg:x1="7.501cm" svg:y1="17.3cm" svg:x2="7.501cm" svg:y2="13.8cm">
          <text:p/>
        </draw:line>
        <draw:line draw:style-name="gr41" draw:text-style-name="P18" draw:layer="layout" svg:x1="8.501cm" svg:y1="17.3cm" svg:x2="8.501cm" svg:y2="13.8cm">
          <text:p/>
        </draw:line>
        <draw:line draw:style-name="gr41" draw:text-style-name="P18" draw:layer="layout" svg:x1="9.501cm" svg:y1="17.3cm" svg:x2="9.501cm" svg:y2="13.8cm">
          <text:p/>
        </draw:line>
        <draw:line draw:style-name="gr41" draw:text-style-name="P18" draw:layer="layout" svg:x1="10.501cm" svg:y1="17.3cm" svg:x2="10.501cm" svg:y2="13.8cm">
          <text:p/>
        </draw:line>
        <draw:line draw:style-name="gr41" draw:text-style-name="P18" draw:layer="layout" svg:x1="11.501cm" svg:y1="17.3cm" svg:x2="11.501cm" svg:y2="13.8cm">
          <text:p/>
        </draw:line>
        <draw:line draw:style-name="gr41" draw:text-style-name="P18" draw:layer="layout" svg:x1="12.501cm" svg:y1="17.3cm" svg:x2="12.501cm" svg:y2="13.8cm">
          <text:p/>
        </draw:line>
        <draw:line draw:style-name="gr41" draw:text-style-name="P18" draw:layer="layout" svg:x1="13.501cm" svg:y1="17.3cm" svg:x2="13.501cm" svg:y2="13.8cm">
          <text:p/>
        </draw:line>
        <draw:line draw:style-name="gr41" draw:text-style-name="P18" draw:layer="layout" svg:x1="14.501cm" svg:y1="17.3cm" svg:x2="14.501cm" svg:y2="13.8cm">
          <text:p/>
        </draw:line>
        <draw:frame draw:style-name="gr42" draw:text-style-name="P25" draw:layer="layout" svg:width="0.815cm" svg:height="0.829cm" svg:x="3.601cm" svg:y="16.6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2cm" svg:y="15.5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2cm" svg:y="14.4cm">
          <draw:text-box>
            <text:p text:style-name="P24"><text:span text:style-name="T12">C</text:span></text:p>
          </draw:text-box>
        </draw:frame>
        <draw:custom-shape draw:style-name="gr46" draw:text-style-name="P18" xml:id="id7" draw:id="id7" draw:layer="layout" svg:width="2.3cm" svg:height="2.3cm" svg:x="4.4cm" svg:y="2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2cm" svg:height="0.842cm" svg:x="4.7cm" svg:y="22.915cm">
          <draw:text-box>
            <text:p><text:span text:style-name="T13">Ready</text:span></text:p>
          </draw:text-box>
        </draw:frame>
        <draw:custom-shape draw:style-name="gr46" draw:text-style-name="P18" xml:id="id8" draw:id="id8" draw:layer="layout" svg:width="2.3cm" svg:height="2.3cm" svg:x="10.269cm" svg:y="2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6" draw:layer="layout" svg:width="2.6cm" svg:height="1.569cm" svg:x="10.2cm" svg:y="22.932cm">
          <draw:text-box>
            <text:p><text:span text:style-name="T13">Executing</text:span></text:p>
          </draw:text-box>
        </draw:frame>
        <draw:custom-shape draw:style-name="gr46" draw:text-style-name="P18" xml:id="id9" draw:id="id9" draw:layer="layout" svg:width="2.3cm" svg:height="2.3cm" svg:x="10.5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8" draw:layer="layout" svg:width="2.6cm" svg:height="1.387cm" svg:x="10.5cm" svg:y="26.526cm">
          <draw:text-box>
            <text:p text:style-name="P27"><text:span text:style-name="T13">Blocked</text:span></text:p>
          </draw:text-box>
        </draw:frame>
        <draw:connector draw:style-name="gr8" draw:text-style-name="P18" draw:layer="layout" draw:type="curve" draw:line-skew="0.049cm" svg:x1="6.364cm" svg:y1="22.536cm" svg:x2="10.605cm" svg:y2="22.537cm" draw:start-shape="id7" draw:start-glue-point="11" draw:end-shape="id8" draw:end-glue-point="5" svg:d="M6364 22536c3255 0 1135 1 4241 1" svg:viewBox="0 0 4242 2">
          <text:p/>
        </draw:connector>
        <draw:connector draw:style-name="gr8" draw:text-style-name="P18" draw:layer="layout" draw:type="curve" svg:x1="10.605cm" svg:y1="24.165cm" svg:x2="6.364cm" svg:y2="24.164cm" draw:start-shape="id8" draw:start-glue-point="7" draw:end-shape="id7" draw:end-glue-point="9" svg:d="M10605 24165c-3180 0-1060-1-4241-1" svg:viewBox="0 0 4242 2">
          <text:p/>
        </draw:connector>
        <draw:frame draw:style-name="gr47" draw:text-style-name="P26" draw:layer="layout" svg:width="2cm" svg:height="0.842cm" svg:x="1.8cm" svg:y="21.858cm">
          <draw:text-box>
            <text:p><text:span text:style-name="T13">New</text:span></text:p>
          </draw:text-box>
        </draw:frame>
        <draw:custom-shape draw:style-name="gr50" draw:text-style-name="P18" xml:id="id10" draw:id="id10" draw:layer="layout" svg:width="2cm" svg:height="0.842cm" svg:x="1.4cm" svg:y="2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233cm" svg:y1="24.165cm" svg:x2="12.8cm" svg:y2="26.95cm" draw:start-shape="id8" draw:start-glue-point="9" draw:end-shape="id9" draw:end-glue-point="10" svg:d="M12233 24165c1603 0 1320 2785 567 2785" svg:viewBox="0 0 1171 2786">
          <text:p/>
        </draw:connector>
        <draw:connector draw:style-name="gr8" draw:text-style-name="P18" draw:layer="layout" draw:type="curve" svg:x1="10.5cm" svg:y1="26.95cm" svg:x2="5.55cm" svg:y2="24.5cm" draw:start-shape="id9" draw:start-glue-point="6" draw:end-shape="id7" draw:end-glue-point="8" svg:d="M10500 26950c-3300 0-4950-816-4950-2450" svg:viewBox="0 0 4951 2451">
          <text:p/>
        </draw:connector>
        <draw:connector draw:style-name="gr8" draw:text-style-name="P18" draw:layer="layout" draw:type="curve" svg:x1="2.4cm" svg:y1="22.7cm" svg:x2="4.4cm" svg:y2="23.35cm" draw:start-shape="id10" draw:start-glue-point="8" draw:end-shape="id7" svg:d="M2400 22700c0 434 666 650 2000 650" svg:viewBox="0 0 2001 651">
          <text:p/>
        </draw:connector>
        <draw:frame draw:style-name="gr47" draw:text-style-name="P26" draw:layer="layout" svg:width="1.6cm" svg:height="0.842cm" svg:x="15.4cm" svg:y="23.7cm">
          <draw:text-box>
            <text:p><text:span text:style-name="T13">Stop</text:span></text:p>
          </draw:text-box>
        </draw:frame>
        <draw:custom-shape draw:style-name="gr50" draw:text-style-name="P18" xml:id="id11" draw:id="id11" draw:layer="layout" svg:width="2cm" svg:height="0.842cm" svg:x="15.139cm" svg:y="2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569cm" svg:y1="23.351cm" svg:x2="15.139cm" svg:y2="24.121cm" draw:start-shape="id8" draw:start-glue-point="10" draw:end-shape="id11" draw:end-glue-point="6" svg:d="M12569 23351c1929 0 644 770 2570 770" svg:viewBox="0 0 2571 771">
          <text:p/>
        </draw:connector>
        <draw:frame draw:style-name="gr51" draw:text-style-name="P29" draw:layer="layout" svg:width="2.085cm" svg:height="0.729cm" svg:x="7.315cm" svg:y="21.715cm">
          <draw:text-box>
            <text:p><text:span text:style-name="T14">dispatch</text:span></text:p>
          </draw:text-box>
        </draw:frame>
        <draw:frame draw:style-name="gr52" draw:text-style-name="P29" draw:layer="layout" svg:width="2.06cm" svg:height="0.729cm" svg:x="7.316cm" svg:y="24.164cm">
          <draw:text-box>
            <text:p><text:span text:style-name="T14">interrupt</text:span></text:p>
          </draw:text-box>
        </draw:frame>
        <draw:frame draw:style-name="gr53" draw:text-style-name="P29" draw:layer="layout" svg:width="3.076cm" svg:height="0.729cm" svg:x="4.915cm" svg:y="26.5cm">
          <draw:text-box>
            <text:p><text:span text:style-name="T14">unblock/wake</text:span></text:p>
          </draw:text-box>
        </draw:frame>
        <draw:frame draw:style-name="gr54" draw:text-style-name="P29" draw:layer="layout" svg:width="1.493cm" svg:height="0.729cm" svg:x="13.507cm" svg:y="25.371cm">
          <draw:text-box>
            <text:p><text:span text:style-name="T14">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5-17T13:10:50.953326317</dc:date>
    <dc:creator>Ricardo Galli</dc:creator>
    <meta:editing-duration>PT1H20M17S</meta:editing-duration>
    <meta:editing-cycles>19</meta:editing-cycles>
    <meta:generator>LibreOffice/4.4.2.2$Linux_X86_64 LibreOffice_project/40m0$Build-2</meta:generator>
    <meta:document-statistic meta:object-count="182"/>
  </office:meta>
</office:document-meta>
</file>